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4-3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3-1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3-1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8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5-02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2-0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10-3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7-3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5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1-3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11-0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7-31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5-0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1-3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11-0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8-0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5-1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1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11-0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8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4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1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11-1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8-07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5-21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2-25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11-1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8-06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5-07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2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11-2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8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5-08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2-1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11-0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8-0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5-1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2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11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7-29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5-0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8-0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2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11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8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5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1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10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7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1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11-0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7-3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5-0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1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11-09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8-0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5-0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10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8-0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5-1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3-1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2-1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2-0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4-04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03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8-06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3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14" meta:object-count="0"/>
    <meta:user-defined meta:name="AppVersion">3.0</meta:user-defined>
  </office:meta>
</office:document-meta>
</file>